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livina 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Idiomorfes de secció longitudinal (els cristalls més grans), al·lotriomorfes a la matriu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minerals opacs i corrosió de les vores del cristal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3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4" table:style-name="ce10">
            <text:p>4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Matriu 25%</text:p>
          </table:table-cell>
          <table:table-cell office:value-type="string" table:style-name="ce5">
            <text:p>Plagiòclasi 25%</text:p>
          </table:table-cell>
          <table:table-cell office:value-type="string" table:style-name="ce11">
            <text:p>Piroxens 5%</text:p>
          </table:table-cell>
          <table:table-cell office:value-type="string" table:style-name="ce11">
            <text:p>Opacs 5%</text:p>
          </table:table-cell>
          <table:table-cell table:number-columns-repeated="3" table:style-name="ce11"/>
          <table:table-cell table:number-columns-repeated="16376"/>
        </table:table-row>
        <table:table-row table:style-name="ro1">
          <table:table-cell table:style-name="ce11"/>
          <table:table-cell table:style-name="ce5"/>
          <table:table-cell table:number-columns-repeated="6" table:style-name="ce11"/>
          <table:table-cell table:number-columns-repeated="16376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Oliv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 en roques volcàniques, amb hàbit entre equidimensional i tabular, amb seccions quadrades i prismàtiques acabades en triangle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rmalment indistingible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</text:p>
          </table:table-cell>
          <table:table-cell office:value-type="string" table:style-name="ce5">
            <text:p>A serpentina, clorita o iddingsita (barreja d'òxids i hidròxids de ferro), que progressen per vores de gra i fractu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mençaments de 3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 (només observable en seccions longitudinals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R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Rarament apra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i negatiu segons la composició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21:32:35Z</dc:date>
    <meta:editing-cycles>9</meta:editing-cycles>
    <meta:editing-duration>PT4012S</meta:editing-duration>
  </office:meta>
</office:document-meta>
</file>